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fo:language="en" fo:country="US"/>
    </style:style>
    <style:style style:name="P2" style:parent-style-name="Normal" style:family="paragraph">
      <style:text-properties fo:language="en" fo:country="US"/>
    </style:style>
    <style:style style:name="P3" style:parent-style-name="Normal" style:family="paragraph">
      <style:text-properties fo:font-weight="bold" style:font-weight-asian="bold" style:font-weight-complex="bold" fo:font-size="16pt" style:font-size-asian="16pt" style:font-size-complex="16pt" fo:language="en" fo:country="US"/>
    </style:style>
    <style:style style:name="P4" style:parent-style-name="Normal" style:family="paragraph">
      <style:text-properties fo:language="en" fo:country="US"/>
    </style:style>
    <style:style style:name="P5" style:parent-style-name="Normal" style:family="paragraph">
      <style:text-properties fo:font-weight="bold" style:font-weight-asian="bold" style:font-weight-complex="bold" fo:font-size="16pt" style:font-size-asian="16pt" style:font-size-complex="16pt" fo:language="en" fo:country="US"/>
    </style:style>
    <style:style style:name="T6" style:parent-style-name="DefaultParagraphFont" style:family="text">
      <style:text-properties fo:language="en" fo:country="US"/>
    </style:style>
    <style:style style:name="P7" style:parent-style-name="Normal" style:family="paragraph">
      <style:text-properties fo:font-weight="bold" style:font-weight-asian="bold" style:font-weight-complex="bold" fo:font-size="16pt" style:font-size-asian="16pt" style:font-size-complex="16pt" fo:language="en" fo:country="US"/>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Normal" style:family="paragraph">
      <style:text-properties fo:font-weight="bold" style:font-weight-asian="bold" style:font-weight-complex="bold" fo:font-size="16pt" style:font-size-asian="16pt" style:font-size-complex="16pt" fo:language="en" fo:country="US"/>
    </style:style>
    <style:style style:name="P12" style:parent-style-name="Normal" style:family="paragraph">
      <style:text-properties fo:font-weight="bold" style:font-weight-asian="bold" style:font-weight-complex="bold" fo:font-size="16pt" style:font-size-asian="16pt" style:font-size-complex="16pt"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office:automatic-styles>
  <office:body>
    <office:text text:use-soft-page-breaks="true">
      <text:p text:style-name="P1">CV analyzer usability</text:p>
      <text:p text:style-name="P2"/>
      <text:p text:style-name="P3">Purpose of usability evaluation<text:s/></text:p>
      <text:p text:style-name="P4">The purpose of the this usability evaluation is to asses how effectively the company <text:s/>( Track Genesis) can use our CV to upload, rank and evaluate received CVs there by making the requirement process easier and faster. The goal is to make the cv analyzer user friendly, efficient and meets all the needs of the company.</text:p>
      <text:p text:style-name="P5">Definition of usability<text:s/></text:p>
      <text:p text:style-name="Normal"><text:span text:style-name="T6">Usability can be defined as “</text:span>The extent to which a product can be used by specified users to achieve specified goals with effectiveness, efficiency, and satisfaction in a specified context of use" (ISO 9241-11, 1998).<text:s/>To attain optimal usablilty, our cv is intuitive, easy to leran <text:s/>and provide satisfactory experience for the user.</text:p>
      <text:p text:style-name="Normal"/>
      <text:p text:style-name="P7">Usability Factors</text:p>
      <text:p text:style-name="Normal">Intuitive design – Navigation should be clear and key features such as uploading and rankinf thereby making it effortle for the user to upload and rank CVs</text:p>
      <text:p text:style-name="Normal">Ease of learning –<text:s/>New customers should not need a lot of training before being able to use the program. Clear instructions<text:s/>should be given for key features.</text:p>
      <text:p text:style-name="Normal"/>
      <text:list text:style-name="LFO1" text:continue-numbering="true">
        <text:list-item>
          <text:p text:style-name="P8">Efficiency of use – The CV analyser should process CVe efficiently using AI driven mechanism to highlight the most importnatant candidates.</text:p>
        </text:list-item>
        <text:list-item>
          <text:p text:style-name="P9">Error Prevention and recovery<text:s/>–<text:s/>The program should minimize the possibility of an error such as incorrect file upload and if an error does happen, clear feed back should be provided along with how to resolve the eerror.</text:p>
        </text:list-item>
        <text:list-item>
          <text:p text:style-name="P10">Subjective satisfaction – The overall experience should be smooth anf hitch free making the user feel confident in the result provided.</text:p>
        </text:list-item>
      </text:list>
      <text:p text:style-name="P11"/>
      <text:p text:style-name="P12">Application Recruitment`</text:p>
      <text:p text:style-name="Normal">Our CV analyser evaluates cv based on predefined criteria such as experience, skills and job relevance, providing hiring managers with the appropriate candidates. The programs aims to streamline the hiring process, save time and improve hiring efficiency.</text:p>
      <text:p text:style-name="Normal"/>
      <text:p text:style-name="Normal"/>
      <text:p text:style-name="Normal"/>
      <text:p text:style-name="Normal"/>
      <text:p text:style-name="Normal"/>
      <text:p text:style-name="Normal"><text:s/></text:p>
      <text:p text:style-name="Normal"/>
      <text:p text:style-name="Normal"/>
      <text:p text:style-name="P13"/>
      <text:p text:style-name="P14"/>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G"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DengXian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DengXian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DengXian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DengXian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DengXian Light" style:font-name-complex="Times New Roman" fo:color="#2F5496"/>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la fatolu</meta:initial-creator>
    <dc:creator>tola fatolu</dc:creator>
    <meta:creation-date>2025-02-24T07:12:00Z</meta:creation-date>
    <dc:date>2025-02-24T08:57:00Z</dc:date>
    <meta:template xlink:href="Normal" xlink:type="simple"/>
    <meta:editing-cycles>2</meta:editing-cycles>
    <meta:editing-duration>PT6300S</meta:editing-duration>
    <meta:document-statistic meta:page-count="2" meta:paragraph-count="3" meta:word-count="277" meta:character-count="1856" meta:row-count="13" meta:non-whitespace-character-count="1582"/>
  </office:meta>
</office:document-meta>
</file>